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700000043886DC0F91964283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25cm" fo:min-width="29.5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0cm" svg:height="14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0cm" svg:height="14.508cm" svg:x="0cm" svg:y="-0.008cm">
          <draw:image xlink:href="Pictures/10000201000008700000043886DC0F91964283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0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12T09:26:18.318108296</dc:date>
    <meta:editing-duration>PT1H25M41S</meta:editing-duration>
    <meta:editing-cycles>5</meta:editing-cycles>
    <meta:generator>LibreOffice/7.0.4.2$Linux_X86_64 LibreOffice_project/00$Build-2</meta:generator>
    <meta:document-statistic meta:object-count="2"/>
  </office:meta>
</office:document-meta>
</file>